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ugh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</text:p>
          </table:table-cell>
        </table:table-row>
      </table:table>
      <table:table table:name="Require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10:10:39.807000000</meta:creation-date>
    <dc:date>2023-02-07T09:48:57.061000000</dc:date>
    <meta:editing-duration>PT52M41S</meta:editing-duration>
    <meta:editing-cycles>6</meta:editing-cycles>
    <meta:generator>LibreOffice/7.3.7.2$Windows_X86_64 LibreOffice_project/e114eadc50a9ff8d8c8a0567d6da8f454beeb84f</meta:generator>
    <meta:document-statistic meta:table-count="2" meta:cell-count="38" meta:object-count="0"/>
  </office:meta>
</office:document-meta>
</file>